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C607CE5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2" svg:font-family="TeXGyreHeros"/>
    <style:font-face style:name="TeXGyreHeros3" svg:font-family="TeXGyreHeros" style:font-adornments="Regular"/>
    <style:font-face style:name="TeXGyreTermes2" svg:font-family="TeXGyreTermes"/>
    <style:font-face style:name="FreeSans2" svg:font-family="FreeSans" style:font-family-generic="swiss"/>
    <style:font-face style:name="Albany1" svg:font-family="Albany" style:font-pitch="variable"/>
    <style:font-face style:name="Andale Sans UI" svg:font-family="'Andale Sans UI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Tahoma" svg:font-family="Tahoma" style:font-pitch="variable"/>
    <style:font-face style:name="TeXGyreHeros1" svg:font-family="TeXGyreHeros" style:font-pitch="variable"/>
    <style:font-face style:name="TeXGyreTermes1" svg:font-family="TeXGyreTermes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Times New Roman" svg:font-family="'Times New Roman'" style:font-family-generic="roman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Andale Sans UI1" svg:font-family="'Andale Sans UI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-notes">
      <style:graphic-properties draw:fill-color="#ffffff" draw:auto-grow-height="true" fo:min-height="13.364cm"/>
    </style:style>
    <style:style style:name="pr2" style:family="presentation" style:parent-style-name="lyt-bluelines-subtitle">
      <style:graphic-properties draw:fill-color="#ffffff" fo:min-height="17.262cm"/>
    </style:style>
    <style:style style:name="pr3" style:family="presentation" style:parent-style-name="lyt-bluelines-notes">
      <style:graphic-properties draw:fill-color="#ffffff" fo:min-height="13.364cm"/>
    </style:style>
    <style:style style:name="pr4" style:family="presentation" style:parent-style-name="lyt-bluelines-title">
      <style:graphic-properties fo:min-height="3.506cm"/>
    </style:style>
    <style:style style:name="pr5" style:family="presentation" style:parent-style-name="lyt-bluelines-outline1">
      <style:graphic-properties fo:min-height="12.7cm"/>
    </style:style>
    <style:style style:name="P1" style:family="paragraph">
      <style:text-properties style:font-name="TeXGyreHeros1" fo:font-size="48pt" style:font-size-asian="48pt" style:font-size-complex="48pt"/>
    </style:style>
    <style:style style:name="P2" style:family="paragraph">
      <style:text-properties style:font-name="TeXGyreHeros1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name="TeXGyreHeros1" fo:font-size="28pt" style:font-size-asian="28pt" style:font-size-complex="28pt"/>
    </style:style>
    <style:style style:name="T1" style:family="text">
      <style:text-properties style:font-name="TeXGyreHeros1" fo:font-size="48pt" style:font-size-asian="48pt" style:font-size-complex="48pt"/>
    </style:style>
    <style:style style:name="T2" style:family="text">
      <style:text-properties style:font-name="TeXGyreHeros3" fo:font-size="48pt" style:font-name-asian="TeXGyreHeros3" style:font-size-asian="48pt" style:font-name-complex="TeXGyreHeros3" style:font-size-complex="48pt"/>
    </style:style>
    <style:style style:name="T3" style:family="text">
      <style:text-properties style:font-name="TeXGyreHeros1"/>
    </style:style>
    <style:style style:name="T4" style:family="text">
      <style:text-properties fo:color="#ffffff" style:text-outline="false" style:text-line-through-style="none" style:font-name="TeXGyreHeros1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5" style:family="text">
      <style:text-properties fo:color="#ffffff" style:text-outline="false" style:text-line-through-style="none" style:font-name="TeXGyreHeros1" fo:font-size="28pt" fo:font-style="normal" fo:text-shadow="none" style:text-underline-style="none" fo:font-weight="normal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style:font-name="TeXGyreHeros1" fo:font-size="32pt" fo:font-style="italic" fo:text-shadow="none" style:text-underline-style="none" fo:font-weight="normal" style:font-name-asian="Andale Sans UI" style:font-size-asian="32pt" style:font-style-asian="italic" style:font-weight-asian="normal" style:font-name-complex="Tahoma" style:font-size-complex="32pt" style:font-style-complex="italic" style:font-weight-complex="normal" style:text-emphasize="none" style:font-relief="none"/>
    </style:style>
    <style:style style:name="T7" style:family="text">
      <style:text-properties style:text-position="super 58%" style:font-name="TeXGyreHero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" presentation:presentation-page-layout-name="AL2T32">
        <office:forms form:automatic-focus="false" form:apply-design-mode="false"/>
        <draw:frame presentation:style-name="pr2" draw:text-style-name="P1" draw:layer="layout" svg:width="25.199cm" svg:height="17.262cm" svg:x="1.4cm" svg:y="1.437cm" presentation:class="subtitle">
          <draw:text-box>
            <text:p><text:span text:style-name="T1">BradLUG</text:span></text:p>
            <text:p><text:span text:style-name="T1">2013</text:span><text:span text:style-name="T2">–</text:span><text:span text:style-name="T1">2014</text:span></text:p>
            <text:p><text:span text:style-name="T1">Our sixth ye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>
          <draw:text-box>
            <text:p><text:span text:style-name="T1">The year of the snoops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We started the year with a presentation from David about the history of snooping </text:span><text:span text:style-name="T4">starting with Herbert Osborne Yardley who managed during the 1920s to obtain the co-operation of the whole US cable industry in his snooping</text:span></text:p>
              </text:list-item>
              <text:list-item>
                <text:p><text:span text:style-name="T3">The last presentation of the year was yet another update on snooping from Dav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>
          <draw:text-box>
            <text:p><text:span text:style-name="T1">Snooping gaffes and terminology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David also demonstrated how gaffes in redaction could lead to identification of some snoops whose social media profiles could then provide further information</text:span></text:p>
              </text:list-item>
              <text:list-item>
                <text:p><text:span text:style-name="T3">Egotistical Giraffe – Royal Concierge – Squeaky Dolphin – along with a load of unmentionables from the Urban Diction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>
          <draw:text-box>
            <text:p><text:span text:style-name="T1">Fighting back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p><text:span text:style-name="T3">To save us all from the snoops, Alice covered </text:span></text:p>
            <text:list text:style-name="L2">
              <text:list-item>
                <text:p><text:span text:style-name="T3">installing Tor, using the Vidalia GUI and running </text:span><text:span text:style-name="T4">Panopticlick to find out how easy it is to track you on the web</text:span></text:p>
              </text:list-item>
              <text:list-item>
                <text:p><text:span text:style-name="T4">using TrueCrypt’s hidden volum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>
          <draw:text-box>
            <text:p><text:span text:style-name="T1">Wearable technology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It was also the year of wearable technology and we started the year with a demonstration from John M of the technology he had been involved in creating along with an account of how to raise funds and how not to be stopped by an airport scan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>
          <draw:text-box>
            <text:p><text:span text:style-name="T1">The life of Brian (1)</text:span></text:p>
          </draw:text-box>
        </draw:frame>
        <draw:frame presentation:style-name="pr5" draw:text-style-name="P2" draw:layer="layout" svg:width="25.199cm" svg:height="12.855cm" svg:x="1.4cm" svg:y="6cm" presentation:class="outline" presentation:user-transformed="true">
          <draw:text-box>
            <text:p><text:span text:style-name="T3">Brian shared a wide range of experiences with us including:</text:span></text:p>
            <text:list text:style-name="L2">
              <text:list-item>
                <text:p><text:span text:style-name="T3">Attending Liverpool Ogg Camp</text:span></text:p>
              </text:list-item>
              <text:list-item>
                <text:p><text:span text:style-name="T3">Using Open Street Map to find his way around</text:span></text:p>
              </text:list-item>
              <text:list-item>
                <text:p><text:span text:style-name="T3">Meeting Graham Morrison, then of LinuxForm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>
          <draw:text-box>
            <text:p><text:span text:style-name="T1">The life of Brian (2)</text:span></text:p>
          </draw:text-box>
        </draw:frame>
        <draw:frame presentation:style-name="pr5" draw:text-style-name="P2" draw:layer="layout" svg:width="25.199cm" svg:height="12.855cm" svg:x="1.4cm" svg:y="6cm" presentation:class="outline" presentation:user-transformed="true">
          <draw:text-box>
            <text:list text:style-name="L2">
              <text:list-item>
                <text:p><text:span text:style-name="T3">Meeting Ben Nuttall, now of the Raspberry Pi Foundation</text:span></text:p>
              </text:list-item>
              <text:list-item>
                <text:p><text:span text:style-name="T3">Using recordMyDesktop, Gigolo and KeyPassX</text:span></text:p>
              </text:list-item>
              <text:list-item>
                <text:p><text:span text:style-name="T3">Discovering powertop, reptyr, screen, sshuttle, speedtest-cli, f.lux and syncthing</text:span></text:p>
              </text:list-item>
              <text:list-item>
                <text:p><text:span text:style-name="T3">Changes to permissions in KitK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>
          <draw:text-box>
            <text:p><text:span text:style-name="T1">Software covered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Libertree, a fork of Diaspora</text:span></text:p>
              </text:list-item>
              <text:list-item>
                <text:p><text:span text:style-name="T3">logstash</text:span></text:p>
              </text:list-item>
              <text:list-item>
                <text:p><text:span text:style-name="T3">graphite </text:span></text:p>
              </text:list-item>
              <text:list-item>
                <text:p><text:span text:style-name="T3">splunk</text:span></text:p>
              </text:list-item>
              <text:list-item>
                <text:p><text:span text:style-name="T3">NB. lots mentioned in snoops stories – but not that much covered in detail this ye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user-transformed="true">
          <draw:text-box>
            <text:p><text:span text:style-name="T1">The banking system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We also found out from Richard what is wrong with the banking system and why what most of us have been told about money and banks is just a set of myths which suit the ban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user-transformed="true">
          <draw:text-box>
            <text:p><text:span text:style-name="T1">IXLeeds and BGP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p><text:span text:style-name="T3">Alice introduced us </text:span></text:p>
            <text:list text:style-name="L2">
              <text:list-item>
                <text:p><text:span text:style-name="T3">to the secrets of what goes on under Leeds bridges</text:span></text:p>
              </text:list-item>
              <text:list-item>
                <text:p><text:span text:style-name="T4">Hurricane Electric’s BGP Toolkit which can show data and graphs relating to the connections which any ISP h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user-transformed="true">
          <draw:text-box>
            <text:p><text:span text:style-name="T1">ITStuff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p><text:span text:style-name="T4">Meanwhile ITStuff was flourishing with items on</text:span></text:p>
            <text:list text:style-name="L2">
              <text:list-item>
                <text:p><text:span text:style-name="T4">The console wars</text:span></text:p>
              </text:list-item>
              <text:list-item>
                <text:p><text:span text:style-name="T4">Passwords</text:span></text:p>
              </text:list-item>
              <text:list-item>
                <text:p><text:span text:style-name="T4">Google</text:span></text:p>
              </text:list-item>
              <text:list-item>
                <text:p><text:span text:style-name="T4">Opting out of NHS data mining</text:span></text:p>
              </text:list-item>
            </text:list>
            <text:p><text:span text:style-name="T4">And a brand new website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user-transformed="true">
          <draw:text-box>
            <text:p><text:span text:style-name="T1">… </text:span><text:span text:style-name="T1">where you can find out about</text:span></text:p>
          </draw:text-box>
        </draw:frame>
        <draw:frame presentation:style-name="pr5" draw:text-style-name="P4" draw:layer="layout" svg:width="25.199cm" svg:height="12.934cm" svg:x="1.4cm" svg:y="6cm" presentation:class="outline" presentation:user-transformed="true">
          <draw:text-box>
            <text:list text:style-name="L2">
              <text:list-item>
                <text:p text:style-name="P3"><text:span text:style-name="T5">The end of XP</text:span></text:p>
              </text:list-item>
              <text:list-item>
                <text:p text:style-name="P3"><text:span text:style-name="T5">Copycat sites</text:span></text:p>
              </text:list-item>
              <text:list-item>
                <text:p text:style-name="P3"><text:span text:style-name="T5">GCHQ</text:span></text:p>
              </text:list-item>
              <text:list-item>
                <text:p text:style-name="P3"><text:span text:style-name="T5">Heartbleed</text:span></text:p>
              </text:list-item>
              <text:list-item>
                <text:p text:style-name="P3"><text:span text:style-name="T5">Wearables</text:span></text:p>
              </text:list-item>
              <text:list-item>
                <text:p text:style-name="P3"><text:span text:style-name="T5">Wuthering Bytes </text:span></text:p>
              </text:list-item>
              <text:list-item>
                <text:p text:style-name="P3"><text:span text:style-name="T5">Leeds Hack … and much much more …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user-transformed="true">
          <draw:text-box>
            <text:p><text:span text:style-name="T1">Other projects (1)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4">David brought us news of MadLab and the Manchester Space Programme</text:span></text:p>
              </text:list-item>
              <text:list-item>
                <text:p><text:span text:style-name="T4">Paul introduced us to Pi Nest and other applications for the Raspberry Pi</text:span></text:p>
              </text:list-item>
              <text:list-item>
                <text:p><text:span text:style-name="T4">David S introduced us to FlightRadar24 and the activities of the Met Police helicopter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user-transformed="true">
          <draw:text-box>
            <text:p><text:span text:style-name="T1">Other projects (2)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p><text:span text:style-name="T4">John H </text:span></text:p>
            <text:list text:style-name="L2">
              <text:list-item>
                <text:p><text:span text:style-name="T4">shared his experiences of the Introduction to Linux course and</text:span></text:p>
              </text:list-item>
              <text:list-item>
                <text:p><text:span text:style-name="T4">summarised Georgina Ferry’s book </text:span><text:span text:style-name="T6">A computer called LE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user-transformed="true">
          <draw:text-box>
            <text:p><text:span text:style-name="T1">Slackware is 21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After <text:s/>softening us up with a presentation on SlackBuilds, David gave us the full works on Slackware to mark its 21</text:span><text:span text:style-name="T7">st</text:span><text:span text:style-name="T3"> <text:s/>birthday</text:span></text:p>
              </text:list-item>
              <text:list-item>
                <text:p><text:span text:style-name="T3">21 years and not tried it! What are you waiting fo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user-transformed="true">
          <draw:text-box>
            <text:p><text:span text:style-name="T1">Other highlights</text:span></text:p>
          </draw:text-box>
        </draw:frame>
        <draw:frame presentation:style-name="pr5" draw:text-style-name="P2" draw:layer="layout" svg:width="25.199cm" svg:height="12.855cm" svg:x="1.4cm" svg:y="6cm" presentation:class="outline" presentation:user-transformed="true">
          <draw:text-box>
            <text:list text:style-name="L2">
              <text:list-item>
                <text:p><text:span text:style-name="T3">Nick’s visit to a high security data centre which was like Fort Knox to get in but there were no checks on what you were taking out</text:span></text:p>
              </text:list-item>
              <text:list-item>
                <text:p><text:span text:style-name="T3">The</text:span><text:span text:style-name="T4"> British Library putting up a million images on flickr</text:span></text:p>
              </text:list-item>
              <text:list-item>
                <text:p><text:span text:style-name="T4">David C’s return to gaming</text:span></text:p>
              </text:list-item>
              <text:list-item>
                <text:p><text:span text:style-name="T4">The arrival of Linux Vo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user-transformed="true">
          <draw:text-box>
            <text:p><text:span text:style-name="T1">Other lowlights</text:span></text:p>
          </draw:text-box>
        </draw:frame>
        <draw:frame presentation:style-name="pr5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Microsoft leaving the name Microsoft off Xbox One packaging</text:span></text:p>
              </text:list-item>
              <text:list-item>
                <text:p><text:span text:style-name="T3">City of London Intellectual Property Unit</text:span></text:p>
              </text:list-item>
              <text:list-item>
                <text:p><text:span text:style-name="T3">The inside story of Debian’s switch to system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" presentation:presentation-page-layout-name="AL2T32">
        <office:forms form:automatic-focus="false" form:apply-design-mode="false"/>
        <draw:frame presentation:style-name="pr2" draw:text-style-name="P2" draw:layer="layout" svg:width="25.199cm" svg:height="17.262cm" svg:x="1.4cm" svg:y="1.437cm" presentation:class="subtitle">
          <draw:text-box>
            <text:p text:style-name="P2"><text:span text:style-name="T3">And so, with apologies for any </text:span></text:p>
            <text:p text:style-name="P2"><text:span text:style-name="T3">errors, omissions or misunderstandings, </text:span></text:p>
            <text:p text:style-name="P2"><text:span text:style-name="T3">what were your highlights </text:span></text:p>
            <text:p text:style-name="P2"><text:span text:style-name="T3">and lowlights of the year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" presentation:presentation-page-layout-name="AL3T1">
        <office:forms form:automatic-focus="false" form:apply-design-mode="false"/>
        <draw:frame presentation:style-name="pr4" draw:text-style-name="P1" draw:layer="layout" svg:width="25.199cm" svg:height="3.506cm" svg:x="1.4cm" svg:y="1.437cm" presentation:class="title" presentation:placeholder="true" presentation:user-transformed="true">
          <draw:text-box/>
        </draw:frame>
        <draw:frame presentation:style-name="pr5" draw:text-style-name="P2" draw:layer="layout" svg:width="25.199cm" svg:height="12.7cm" svg:x="1.4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2" svg:font-family="TeXGyreHeros"/>
    <style:font-face style:name="TeXGyreHeros3" svg:font-family="TeXGyreHeros" style:font-adornments="Regular"/>
    <style:font-face style:name="TeXGyreTermes2" svg:font-family="TeXGyreTermes"/>
    <style:font-face style:name="FreeSans2" svg:font-family="FreeSans" style:font-family-generic="swiss"/>
    <style:font-face style:name="Albany1" svg:font-family="Albany" style:font-pitch="variable"/>
    <style:font-face style:name="Andale Sans UI" svg:font-family="'Andale Sans UI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Tahoma" svg:font-family="Tahoma" style:font-pitch="variable"/>
    <style:font-face style:name="TeXGyreHeros1" svg:font-family="TeXGyreHeros" style:font-pitch="variable"/>
    <style:font-face style:name="TeXGyreTermes1" svg:font-family="TeXGyreTermes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Times New Roman" svg:font-family="'Times New Roman'" style:font-family-generic="roman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Andale Sans UI1" svg:font-family="'Andale Sans UI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fill-image draw:name="bluelines_5f_box" draw:display-name="bluelines_box" xlink:href="Pictures/100000000000032000000258C607CE58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eXGyreTermes2" fo:font-family="TeXGyreTermes" fo:font-size="12pt" fo:language="en" fo:country="GB" style:letter-kerning="true" style:font-name-asian="FreeSans1" style:font-family-asian="FreeSans" style:font-family-generic-asian="swiss" style:font-pitch-asian="variable" style:language-asian="hi" style:country-asian="IN"/>
    </style:style>
    <style:style style:name="Index" style:family="graphic">
      <style:paragraph-properties style:text-autospace="none"/>
      <style:text-properties style:font-name="TeXGyreTermes2" fo:font-family="TeXGyreTerme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eXGyreHeros2" fo:font-family="TeXGyreHero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eXGyreTermes2" fo:font-family="TeXGyreTerme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-background" style:family="presentation">
      <style:graphic-properties draw:stroke="none" draw:fill="bitmap" draw:fill-image-name="bluelines_5f_box" draw:fill-image-width="0cm" draw:fill-image-height="0cm"/>
    </style:style>
    <style:style style:name="lyt-blue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-notes" style:family="presentation">
      <style:graphic-properties draw:stroke="none" draw:fill="none">
        <text:list-style style:name="lyt-blue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lines-outline1" style:family="presentation">
      <style:graphic-properties draw:stroke="none" draw:fill="none">
        <text:list-style style:name="lyt-bluelines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lines-outline2" style:family="presentation" style:parent-style-name="lyt-blueline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-outline3" style:family="presentation" style:parent-style-name="lyt-blueline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-outline4" style:family="presentation" style:parent-style-name="lyt-blueline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-outline5" style:family="presentation" style:parent-style-name="lyt-blueline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-outline6" style:family="presentation" style:parent-style-name="lyt-blueline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-outline7" style:family="presentation" style:parent-style-name="lyt-blueline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-outline8" style:family="presentation" style:parent-style-name="lyt-blueline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-outline9" style:family="presentation" style:parent-style-name="lyt-blueline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-subtitle" style:family="presentation">
      <style:graphic-properties draw:stroke="none" draw:fill="none" draw:textarea-vertical-align="middle">
        <text:list-style style:name="lyt-blue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lines-title" style:family="presentation">
      <style:graphic-properties draw:stroke="none" draw:fill="none" draw:textarea-vertical-align="middle">
        <text:list-style style:name="lyt-blue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-title">
      <style:graphic-properties draw:fill-color="#ffffff" draw:auto-grow-height="false" fo:min-height="3.507cm"/>
    </style:style>
    <style:style style:name="Mpr5" style:family="presentation" style:parent-style-name="lyt-bluelines-outline1">
      <style:graphic-properties draw:fill-color="#ffffff" draw:auto-grow-height="false" fo:min-height="13.86cm"/>
    </style:style>
    <style:style style:name="Mpr6" style:family="presentation" style:parent-style-name="lyt-bluelin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lin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1.2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outline="false" style:text-line-through-style="none" style:text-position="0% 100%" style:font-name="Albany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8pt" style:language-asian="en" style:country-asian="US" style:font-style-asian="normal" style:font-weight-asian="normal" style:font-name-complex="Tahoma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ffffff" style:text-outline="false" style:text-line-through-styl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4pt" style:language-asian="en" style:country-asian="US" style:font-style-asian="normal" style:font-weight-asian="normal" style:font-name-complex="Tahoma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ffffff" style:text-outline="false" style:text-line-through-styl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" style:page-layout-name="PM1" draw:style-name="Mdp2">
      <draw:frame presentation:style-name="Mpr4" draw:text-style-name="MP4" draw:layer="backgroundobjects" svg:width="25.199cm" svg:height="3.506cm" svg:x="1.4cm" svg:y="1.437cm" presentation:class="title">
        <draw:text-box>
          <text:p text:style-name="MP4">Click to edit the title text format</text:p>
        </draw:text-box>
      </draw:frame>
      <draw:frame presentation:style-name="Mpr5" draw:text-style-name="MP14" draw:layer="backgroundobjects" svg:width="25.199cm" svg:height="12.7cm" svg:x="1.4cm" svg:y="6cm" presentation:class="outline">
        <draw:text-box>
          <text:p text:style-name="MP5">Click to edit the outline text format</text:p>
          <text:p text:style-name="MP6"><text:span text:style-name="MT2">Second Outline Level</text:span></text:p>
          <text:p text:style-name="MP7"><text:span text:style-name="MT3">Third Outline Level</text:span></text:p>
          <text:p text:style-name="MP8"><text:span text:style-name="MT4">Fourth Outline Level</text:span></text:p>
          <text:p text:style-name="MP9"><text:span text:style-name="MT4">Fifth Outline Level</text:span></text:p>
          <text:p text:style-name="MP10"><text:span text:style-name="MT4">Sixth Outline Level</text:span></text:p>
          <text:p text:style-name="MP11"><text:span text:style-name="MT4">Seventh Outline Level</text:span></text:p>
          <text:p text:style-name="MP12"><text:span text:style-name="MT4">Eighth Outline Level</text:span></text:p>
          <text:p text:style-name="MP13"><text:span text:style-name="MT4">Ninth Outline Level</text:span></text:p>
        </draw:text-box>
      </draw:frame>
      <draw:frame presentation:style-name="Mpr6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6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6" draw:text-style-name="MP17" draw:layer="backgroundobjects" svg:width="6.523cm" svg:height="1.448cm" svg:x="20.076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lyt-bluelines-title" draw:layer="backgroundobjects" svg:width="14.848cm" svg:height="11.136cm" svg:x="3.075cm" svg:y="2.257cm" presentation:class="page"/>
        <draw:frame presentation:style-name="lyt-bluelin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4-08-29T19:44:10.049955360</meta:creation-date>
    <dc:date>2014-09-12T14:37:51.335358964</dc:date>
    <dc:creator>John Hudson</dc:creator>
    <meta:editing-duration>PT51M3S</meta:editing-duration>
    <meta:editing-cycles>14</meta:editing-cycles>
    <meta:generator>LibreOffice/4.1.6.2$Linux_x86 LibreOffice_project/410m0$Build-2</meta:generator>
    <meta:document-statistic meta:object-count="108"/>
  </office:meta>
</office:document-meta>
</file>